
<file path=META-INF/manifest.xml><?xml version="1.0" encoding="utf-8"?>
<manifest:manifest xmlns:manifest="urn:oasis:names:tc:opendocument:xmlns:manifest:1.0" manifest:version="1.2">
  <manifest:file-entry manifest:full-path="/" manifest:media-type="application/vnd.oasis.opendocument.presentation"/>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automatic-styles>
    <style:style style:family="graphic" style:name="a13baca">
      <style:graphic-properties draw:auto-grow-height="true" fo:min-height="3.507"/>
    </style:style>
    <style:style style:family="graphic" style:name="ac8adba">
      <style:graphic-properties draw:auto-grow-height="true" fo:min-height="3.507"/>
    </style:style>
    <style:style style:family="graphic" style:name="afa18d4">
      <style:graphic-properties draw:auto-grow-height="true" fo:min-height="3.507"/>
    </style:style>
    <style:style style:family="graphic" style:name="a4008ed">
      <style:graphic-properties draw:auto-grow-height="true" fo:min-height="3.507"/>
    </style:style>
    <style:style style:family="graphic" style:name="a100b6f">
      <style:graphic-properties draw:auto-grow-height="true" fo:min-height="3.507"/>
    </style:style>
    <style:style style:family="graphic" style:name="ac64bdb">
      <style:graphic-properties draw:auto-grow-height="true" fo:min-height="3.507"/>
    </style:style>
    <style:style style:family="graphic" style:name="a06bc40">
      <style:graphic-properties draw:auto-grow-height="true" fo:min-height="3.507"/>
    </style:style>
    <style:style style:family="graphic" style:name="a65afde">
      <style:graphic-properties draw:auto-grow-height="true" fo:min-height="3.507"/>
    </style:style>
    <style:style style:family="graphic" style:name="a3d3671">
      <style:graphic-properties draw:auto-grow-height="true" fo:min-height="3.507"/>
    </style:style>
    <style:style style:family="graphic" style:name="ab1e492">
      <style:graphic-properties draw:auto-grow-height="true" fo:min-height="3.507"/>
    </style:style>
    <style:style style:family="graphic" style:name="a809a78">
      <style:graphic-properties draw:auto-grow-height="true" fo:min-height="3.507"/>
    </style:style>
    <style:style style:family="graphic" style:name="a5d8e35">
      <style:graphic-properties draw:auto-grow-height="true" fo:min-height="3.507"/>
    </style:style>
    <style:style style:family="graphic" style:name="a5ff53c">
      <style:graphic-properties draw:auto-grow-height="true" fo:min-height="3.507"/>
    </style:style>
    <style:style style:family="graphic" style:name="a128248">
      <style:graphic-properties draw:auto-grow-height="true" fo:min-height="3.507"/>
    </style:style>
    <style:style style:family="graphic" style:name="a91ac28">
      <style:graphic-properties draw:auto-grow-height="true" fo:min-height="3.507" style:shadow="true"/>
    </style:style>
    <style:style style:family="drawing-page" style:name="dp1">
      <style:drawing-page-properties presentation:background-objects-visible="true" presentation:background-visible="true" presentation:display-date-time="true" presentation:display-footer="true" presentation:display-page-number="false"/>
    </style:style>
    <style:style style:family="graphic" style:name="gr1">
      <style:graphic-properties style:protect="size"/>
    </style:style>
    <style:style style:family="presentation" style:name="pr1" style:parent-style-name="Default-notes">
      <style:graphic-properties draw:fill-color="#ffffff" fo:min-height="13.114cm"/>
    </style:style>
  </office:automatic-styles>
  <office:body>
    <office:presentation>
      <draw:page draw:master-page-name="Default" draw:name="Portada" draw:style-name="dp1" presentation:presentation-page-layout-name="AL1Taacf9b1">
        <draw:frame draw:layer="layout" draw:style-name="a91ac28" presentation:class="title" presentation:placeholder="true" presentation:style-name="a91ac28" svg:height="3.006cm" svg:width="24.299cm" svg:x="1.35cm" svg:y="0.717cm" text:anchor-type="paragraph">
          <draw:text-box/>
        </draw:frame>
        <presentation:notes draw:style-name="dp2">
          <draw:page-thumbnail draw:layer="layout" draw:page-number="1" draw:style-name="gr1" presentation:class="page" svg:height="11.136cm" svg:width="14.848cm" svg:x="3.075cm" svg:y="2.257cm"/>
          <draw:frame draw:layer="layout" presentation:class="notes" presentation:placeholder="true" presentation:style-name="pr1" svg:height="13.114cm" svg:width="16.799cm" svg:x="2.1cm" svg:y="14.107cm" text:anchor-type="paragraph">
            <draw:text-box/>
          </draw:frame>
        </presentation:notes>
        <draw:frame svg:height="3cm" svg:width="18cm" svg:x="5cm" svg:y="6cm" text:anchor-type="paragraph">
          <draw:text-box>
            <text:p>TU TURNO</text:p>
          </draw:text-box>
        </draw:frame>
        <draw:frame svg:height="2cm" svg:width="18cm" svg:x="5cm" svg:y="10cm" text:anchor-type="paragraph">
          <draw:text-box>
            <text:p>Sistema de Gestión de Cita Previa</text:p>
          </draw:text-box>
        </draw:frame>
        <draw:frame svg:height="2cm" svg:width="18cm" svg:x="5cm" svg:y="12.5cm" text:anchor-type="paragraph">
          <draw:text-box>
            <text:p>Junta de Andalucía</text:p>
          </draw:text-box>
        </draw:frame>
        <draw:frame svg:height="1.5cm" svg:width="18cm" svg:x="5cm" svg:y="16cm" text:anchor-type="paragraph">
          <draw:text-box>
            <text:p>05 de noviembre de 2025</text:p>
          </draw:text-box>
        </draw:frame>
      </draw:page>
      <draw:page draw:master-page-name="Default" draw:name="Índice" draw:style-name="dp1" presentation:presentation-page-layout-name="acabf6c">
        <draw:frame draw:layer="layout" draw:style-name="a128248" presentation:class="title" presentation:placeholder="true" presentation:style-name="a128248" svg:height="3.006cm" svg:width="24.299cm" svg:x="1.35cm" svg:y="0.717cm" text:anchor-type="paragraph">
          <draw:text-box/>
        </draw:frame>
        <draw:frame draw:layer="layout" draw:style-name="a5ff53c" presentation:class="subtitle" presentation:placeholder="true" presentation:style-name="a5ff53c" svg:height="11.88cm" svg:width="24.299cm" svg:x="1.35cm" svg:y="4.712cm" text:anchor-type="paragraph">
          <draw:text-box/>
        </draw:frame>
        <presentation:notes draw:style-name="dp2">
          <draw:page-thumbnail draw:layer="layout" draw:page-number="2" draw:style-name="gr1" presentation:class="page" svg:height="11.136cm" svg:width="14.848cm" svg:x="3.075cm" svg:y="2.257cm"/>
          <draw:frame draw:layer="layout" presentation:class="notes" presentation:placeholder="true" presentation:style-name="pr1" svg:height="13.114cm" svg:width="16.799cm" svg:x="2.1cm" svg:y="14.107cm" text:anchor-type="paragraph">
            <draw:text-box/>
          </draw:frame>
        </presentation:notes>
        <draw:frame svg:height="2cm" svg:width="22cm" svg:x="2cm" svg:y="2cm" text:anchor-type="paragraph">
          <draw:text-box>
            <text:p>Índice de Contenidos</text:p>
          </draw:text-box>
        </draw:frame>
        <draw:frame svg:height="12cm" svg:width="20cm" svg:x="3cm" svg:y="5cm" text:anchor-type="paragraph">
          <draw:text-box>
            <text:p>1. Introducción al Sistema Tu Turno</text:p>
            <text:p/>
            <text:p>2. Características Principales</text:p>
            <text:p/>
            <text:p>3. Beneficios para Ciudadanos y Administración</text:p>
            <text:p/>
            <text:p>4. Proceso de Solicitud de Cita Previa</text:p>
            <text:p/>
            <text:p>5. Datos y Estadísticas de Uso</text:p>
            <text:p/>
            <text:p>6. Conclusiones y Futuras Mejoras</text:p>
          </draw:text-box>
        </draw:frame>
      </draw:page>
      <draw:page draw:master-page-name="Default" draw:name="Introducción" draw:style-name="dp1" presentation:presentation-page-layout-name="ae593b4">
        <draw:frame draw:layer="layout" draw:style-name="a5d8e35" presentation:class="title" presentation:placeholder="true" presentation:style-name="a5d8e35" svg:height="3.006cm" svg:width="24.299cm" svg:x="1.35cm" svg:y="0.717cm" text:anchor-type="paragraph">
          <draw:text-box/>
        </draw:frame>
        <draw:frame draw:layer="layout" draw:style-name="a809a78" presentation:class="subtitle" presentation:placeholder="true" presentation:style-name="a809a78" svg:height="11.88cm" svg:width="24.299cm" svg:x="1.35cm" svg:y="4.712cm" text:anchor-type="paragraph">
          <draw:text-box/>
        </draw:frame>
        <presentation:notes draw:style-name="dp2">
          <draw:page-thumbnail draw:layer="layout" draw:page-number="3" draw:style-name="gr1" presentation:class="page" svg:height="11.136cm" svg:width="14.848cm" svg:x="3.075cm" svg:y="2.257cm"/>
          <draw:frame draw:layer="layout" presentation:class="notes" presentation:placeholder="true" presentation:style-name="pr1" svg:height="13.114cm" svg:width="16.799cm" svg:x="2.1cm" svg:y="14.107cm" text:anchor-type="paragraph">
            <draw:text-box/>
          </draw:frame>
        </presentation:notes>
        <draw:frame svg:height="2cm" svg:width="22cm" svg:x="2cm" svg:y="2cm" text:anchor-type="paragraph">
          <draw:text-box>
            <text:p>¿Qué es Tu Turno?</text:p>
          </draw:text-box>
        </draw:frame>
        <draw:frame svg:height="12cm" svg:width="22cm" svg:x="2cm" svg:y="5cm" text:anchor-type="paragraph">
          <draw:text-box>
            <text:p>- Sistema digital para la gestion de citas previas en servicios publicos de la Junta de Andalucia</text:p>
            <text:p/>
            <text:p>- Permite a los ciudadanos solicitar, modificar y cancelar citas desde cualquier dispositivo</text:p>
            <text:p/>
            <text:p>- Integrado con multiples servicios: empleo, sanidad, educacion, etc.</text:p>
            <text:p/>
            <text:p>- Disponible 24/7, eliminando limitaciones horarias</text:p>
            <text:p/>
            <text:p>- Accesible desde web, movil y telefono</text:p>
          </draw:text-box>
        </draw:frame>
      </draw:page>
      <draw:page draw:master-page-name="Default" draw:name="Características" draw:style-name="dp1" presentation:presentation-page-layout-name="a47511c">
        <draw:frame draw:layer="layout" draw:style-name="ab1e492" presentation:class="title" presentation:placeholder="true" presentation:style-name="ab1e492" svg:height="3.006cm" svg:width="24.299cm" svg:x="1.35cm" svg:y="0.717cm" text:anchor-type="paragraph">
          <draw:text-box/>
        </draw:frame>
        <draw:frame draw:layer="layout" draw:style-name="a3d3671" presentation:class="subtitle" presentation:placeholder="true" presentation:style-name="a3d3671" svg:height="11.88cm" svg:width="24.299cm" svg:x="1.35cm" svg:y="4.712cm" text:anchor-type="paragraph">
          <draw:text-box/>
        </draw:frame>
        <presentation:notes draw:style-name="dp2">
          <draw:page-thumbnail draw:layer="layout" draw:page-number="4" draw:style-name="gr1" presentation:class="page" svg:height="11.136cm" svg:width="14.848cm" svg:x="3.075cm" svg:y="2.257cm"/>
          <draw:frame draw:layer="layout" presentation:class="notes" presentation:placeholder="true" presentation:style-name="pr1" svg:height="13.114cm" svg:width="16.799cm" svg:x="2.1cm" svg:y="14.107cm" text:anchor-type="paragraph">
            <draw:text-box/>
          </draw:frame>
        </presentation:notes>
        <draw:frame svg:height="2cm" svg:width="22cm" svg:x="2cm" svg:y="2cm" text:anchor-type="paragraph">
          <draw:text-box>
            <text:p>Características Principales</text:p>
          </draw:text-box>
        </draw:frame>
        <draw:frame svg:height="13cm" svg:width="22cm" svg:x="2cm" svg:y="5cm" text:anchor-type="paragraph">
          <draw:text-box>
            <text:p>Identificacion Digital</text:p>
            <text:p>   Acceso mediante certificado digital, Cl@ve o usuario/contrasena</text:p>
            <text:p/>
            <text:p>Gestion Completa de Citas</text:p>
            <text:p>   Solicitud, modificacion, cancelacion y consulta</text:p>
            <text:p/>
            <text:p>Notificaciones Automaticas</text:p>
            <text:p>   Recordatorios por SMS y correo electronico</text:p>
            <text:p/>
            <text:p>Multi-servicio</text:p>
            <text:p>   Integracion con diversas consejerias</text:p>
            <text:p/>
            <text:p>Panel de Control</text:p>
            <text:p>   Historial de citas y estado de solicitudes</text:p>
          </draw:text-box>
        </draw:frame>
      </draw:page>
      <draw:page draw:master-page-name="Default" draw:name="Beneficios" draw:style-name="dp1" presentation:presentation-page-layout-name="adbfef6">
        <draw:frame draw:layer="layout" draw:style-name="a65afde" presentation:class="title" presentation:placeholder="true" presentation:style-name="a65afde" svg:height="3.006cm" svg:width="24.299cm" svg:x="1.35cm" svg:y="0.717cm" text:anchor-type="paragraph">
          <draw:text-box/>
        </draw:frame>
        <draw:frame draw:layer="layout" draw:style-name="a06bc40" presentation:class="subtitle" presentation:placeholder="true" presentation:style-name="a06bc40" svg:height="11.88cm" svg:width="24.299cm" svg:x="1.35cm" svg:y="4.712cm" text:anchor-type="paragraph">
          <draw:text-box/>
        </draw:frame>
        <presentation:notes draw:style-name="dp2">
          <draw:page-thumbnail draw:layer="layout" draw:page-number="5" draw:style-name="gr1" presentation:class="page" svg:height="11.136cm" svg:width="14.848cm" svg:x="3.075cm" svg:y="2.257cm"/>
          <draw:frame draw:layer="layout" presentation:class="notes" presentation:placeholder="true" presentation:style-name="pr1" svg:height="13.114cm" svg:width="16.799cm" svg:x="2.1cm" svg:y="14.107cm" text:anchor-type="paragraph">
            <draw:text-box/>
          </draw:frame>
        </presentation:notes>
        <draw:frame svg:height="2cm" svg:width="22cm" svg:x="2cm" svg:y="2cm" text:anchor-type="paragraph">
          <draw:text-box>
            <text:p>Beneficios del Sistema</text:p>
          </draw:text-box>
        </draw:frame>
        <draw:frame svg:height="12cm" svg:width="10cm" svg:x="2cm" svg:y="5cm" text:anchor-type="paragraph">
          <draw:text-box>
            <text:p>Para Ciudadanos:</text:p>
            <text:p/>
            <text:p>- Ahorro de tiempo</text:p>
            <text:p>- Flexibilidad horaria</text:p>
            <text:p>- Reduccion de esperas</text:p>
            <text:p>- Mayor comodidad</text:p>
            <text:p>- Mejor accesibilidad</text:p>
          </draw:text-box>
        </draw:frame>
        <draw:frame svg:height="12cm" svg:width="11cm" svg:x="13cm" svg:y="5cm" text:anchor-type="paragraph">
          <draw:text-box>
            <text:p>Para Administracion:</text:p>
            <text:p/>
            <text:p>- Optimizacion de recursos</text:p>
            <text:p>- Mejor planificacion</text:p>
            <text:p>- Reduccion de costes</text:p>
            <text:p>- Estadisticas en tiempo real</text:p>
            <text:p>- Mayor eficiencia</text:p>
          </draw:text-box>
        </draw:frame>
      </draw:page>
      <draw:page draw:master-page-name="Default" draw:name="Proceso" draw:style-name="dp1" presentation:presentation-page-layout-name="a280995">
        <draw:frame draw:layer="layout" draw:style-name="ac64bdb" presentation:class="title" presentation:placeholder="true" presentation:style-name="ac64bdb" svg:height="3.006cm" svg:width="24.299cm" svg:x="1.35cm" svg:y="0.717cm" text:anchor-type="paragraph">
          <draw:text-box/>
        </draw:frame>
        <draw:frame draw:layer="layout" draw:style-name="a100b6f" presentation:class="subtitle" presentation:placeholder="true" presentation:style-name="a100b6f" svg:height="11.88cm" svg:width="24.299cm" svg:x="1.35cm" svg:y="4.712cm" text:anchor-type="paragraph">
          <draw:text-box/>
        </draw:frame>
        <presentation:notes draw:style-name="dp2">
          <draw:page-thumbnail draw:layer="layout" draw:page-number="6" draw:style-name="gr1" presentation:class="page" svg:height="11.136cm" svg:width="14.848cm" svg:x="3.075cm" svg:y="2.257cm"/>
          <draw:frame draw:layer="layout" presentation:class="notes" presentation:placeholder="true" presentation:style-name="pr1" svg:height="13.114cm" svg:width="16.799cm" svg:x="2.1cm" svg:y="14.107cm" text:anchor-type="paragraph">
            <draw:text-box/>
          </draw:frame>
        </presentation:notes>
        <draw:frame svg:height="2cm" svg:width="22cm" svg:x="2cm" svg:y="2cm" text:anchor-type="paragraph">
          <draw:text-box>
            <text:p>Proceso de Solicitud de Cita</text:p>
          </draw:text-box>
        </draw:frame>
        <draw:frame svg:height="13cm" svg:width="22cm" svg:x="2cm" svg:y="5cm" text:anchor-type="paragraph">
          <draw:text-box>
            <text:p>PASO 1: Acceso al Sistema</text:p>
            <text:p>El ciudadano accede a traves del portal web o app movil</text:p>
            <text:p/>
            <text:p>PASO 2: Identificacion</text:p>
            <text:p>Se identifica mediante certificado digital, Cl@ve o credenciales</text:p>
            <text:p/>
            <text:p>PASO 3: Seleccion de Servicio</text:p>
            <text:p>Elige la consejeria, oficina y tipo de tramite</text:p>
            <text:p/>
            <text:p>PASO 4: Eleccion de Fecha y Hora</text:p>
            <text:p>Visualiza disponibilidad y selecciona el momento conveniente</text:p>
            <text:p/>
            <text:p>PASO 5: Confirmacion</text:p>
            <text:p>Recibe confirmacion inmediata y recordatorio antes de la cita</text:p>
          </draw:text-box>
        </draw:frame>
      </draw:page>
      <draw:page draw:master-page-name="Default" draw:name="Estadísticas" draw:style-name="dp1" presentation:presentation-page-layout-name="a032d98">
        <draw:frame draw:layer="layout" draw:style-name="a4008ed" presentation:class="title" presentation:placeholder="true" presentation:style-name="a4008ed" svg:height="3.006cm" svg:width="24.299cm" svg:x="1.35cm" svg:y="0.717cm" text:anchor-type="paragraph">
          <draw:text-box/>
        </draw:frame>
        <draw:frame draw:layer="layout" draw:style-name="afa18d4" presentation:class="subtitle" presentation:placeholder="true" presentation:style-name="afa18d4" svg:height="11.88cm" svg:width="24.299cm" svg:x="1.35cm" svg:y="4.712cm" text:anchor-type="paragraph">
          <draw:text-box/>
        </draw:frame>
        <presentation:notes draw:style-name="dp2">
          <draw:page-thumbnail draw:layer="layout" draw:page-number="7" draw:style-name="gr1" presentation:class="page" svg:height="11.136cm" svg:width="14.848cm" svg:x="3.075cm" svg:y="2.257cm"/>
          <draw:frame draw:layer="layout" presentation:class="notes" presentation:placeholder="true" presentation:style-name="pr1" svg:height="13.114cm" svg:width="16.799cm" svg:x="2.1cm" svg:y="14.107cm" text:anchor-type="paragraph">
            <draw:text-box/>
          </draw:frame>
        </presentation:notes>
        <draw:frame svg:height="2cm" svg:width="22cm" svg:x="2cm" svg:y="2cm" text:anchor-type="paragraph">
          <draw:text-box>
            <text:p>Impacto y Estadísticas</text:p>
          </draw:text-box>
        </draw:frame>
        <draw:frame svg:height="13cm" svg:width="22cm" svg:x="2cm" svg:y="5cm" text:anchor-type="paragraph">
          <draw:text-box>
            <text:p>Millones de citas gestionadas anualmente</text:p>
            <text:p>   El sistema procesa un volumen creciente de solicitudes</text:p>
            <text:p/>
            <text:p>85% de satisfaccion ciudadana</text:p>
            <text:p>   Alto nivel de aceptacion y valoracion positiva</text:p>
            <text:p/>
            <text:p>40% reduccion en tiempos de espera</text:p>
            <text:p>   Mejora significativa en la eficiencia del servicio</text:p>
            <text:p/>
            <text:p>Disponible en 8 provincias</text:p>
            <text:p>   Cobertura completa en toda Andalucia</text:p>
            <text:p/>
            <text:p>60% de accesos desde dispositivos moviles</text:p>
            <text:p>   Preferencia creciente por canales digitales</text:p>
          </draw:text-box>
        </draw:frame>
      </draw:page>
      <draw:page draw:master-page-name="Default" draw:name="Conclusiones" draw:style-name="dp1" presentation:presentation-page-layout-name="a91ec5e">
        <draw:frame draw:layer="layout" draw:style-name="ac8adba" presentation:class="title" presentation:placeholder="true" presentation:style-name="ac8adba" svg:height="3.006cm" svg:width="24.299cm" svg:x="1.35cm" svg:y="0.717cm" text:anchor-type="paragraph">
          <draw:text-box/>
        </draw:frame>
        <draw:frame draw:layer="layout" draw:style-name="a13baca" presentation:class="subtitle" presentation:placeholder="true" presentation:style-name="a13baca" svg:height="11.88cm" svg:width="24.299cm" svg:x="1.35cm" svg:y="4.712cm" text:anchor-type="paragraph">
          <draw:text-box/>
        </draw:frame>
        <presentation:notes draw:style-name="dp2">
          <draw:page-thumbnail draw:layer="layout" draw:page-number="8" draw:style-name="gr1" presentation:class="page" svg:height="11.136cm" svg:width="14.848cm" svg:x="3.075cm" svg:y="2.257cm"/>
          <draw:frame draw:layer="layout" presentation:class="notes" presentation:placeholder="true" presentation:style-name="pr1" svg:height="13.114cm" svg:width="16.799cm" svg:x="2.1cm" svg:y="14.107cm" text:anchor-type="paragraph">
            <draw:text-box/>
          </draw:frame>
        </presentation:notes>
        <draw:frame svg:height="2cm" svg:width="22cm" svg:x="2cm" svg:y="2cm" text:anchor-type="paragraph">
          <draw:text-box>
            <text:p>Conclusiones</text:p>
          </draw:text-box>
        </draw:frame>
        <draw:frame svg:height="8cm" svg:width="22cm" svg:x="2cm" svg:y="5cm" text:anchor-type="paragraph">
          <draw:text-box>
            <text:p>- Tu Turno representa un avance significativo en la digitalizacion de la Administracion Publica andaluza</text:p>
            <text:p/>
            <text:p>- Mejora sustancial en la experiencia ciudadana y optimizacion de recursos administrativos</text:p>
            <text:p/>
            <text:p>- Sistema escalable y adaptable a nuevos servicios y necesidades futuras</text:p>
          </draw:text-box>
        </draw:frame>
        <draw:frame svg:height="3cm" svg:width="22cm" svg:x="2cm" svg:y="14cm" text:anchor-type="paragraph">
          <draw:text-box>
            <text:p>Proximos Pasos:</text:p>
            <text:p>Expansion a mas servicios - Integracion con IA - App movil mejorada</text:p>
          </draw:text-box>
        </draw:frame>
        <draw:frame svg:height="1.5cm" svg:width="22cm" svg:x="2cm" svg:y="18cm" text:anchor-type="paragraph">
          <draw:text-box>
            <text:p>www.juntadeandalucia.es | Telefono: 955 062 627</text:p>
          </draw:text-box>
        </draw:frame>
      </draw:page>
      <draw:page draw:master-page-name="Default" draw:name="page1" draw:style-name="dp1">
        <presentation:notes draw:style-name="dp2">
          <draw:page-thumbnail draw:layer="layout" draw:page-number="9" draw:style-name="gr1" presentation:class="page" svg:height="11.136cm" svg:width="14.848cm" svg:x="3.075cm" svg:y="2.257cm"/>
          <draw:frame draw:layer="layout" presentation:class="notes" presentation:placeholder="true" presentation:style-name="pr1" svg:height="13.114cm" svg:width="16.799cm" svg:x="2.1cm" svg:y="14.107cm" text:anchor-type="paragraph">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styles>
    <draw:marker draw:name="Arrow" svg:d="m10 0-10 30h20z" svg:viewBox="0 0 20 30"/>
    <style:default-style style:family="graphic">
      <style:paragraph-properties style:font-independent-line-spacing="false" style:line-break="strict" style:punctuation-wrap="simple" style:text-autospace="ideograph-alpha" style:writing-mode="lr-tb">
        <style:tab-stops/>
      </style:paragraph-properties>
      <style:text-properties fo:font-family="'Times New Roman'" fo:font-size="24pt" style:font-family-asian="'Lucida Sans Unicode'" style:font-family-complex="Tahoma" style:font-family-generic="roman" style:font-family-generic-asian="system" style:font-family-generic-complex="system" style:font-pitch="variable" style:font-pitch-asian="variable" style:font-pitch-complex="variable" style:font-size-asian="24pt" style:font-size-complex="24pt" style:use-window-font-color="true"/>
    </style:default-style>
    <style:style style:family="graphic" style:name="standard">
      <style:graphic-properties draw:fill="solid" draw:fill-color="#99ccff" draw:marker-end-center="false" draw:marker-end-width="0.3cm" draw:marker-start-center="false" draw:marker-start-width="0.3cm" draw:shadow="hidden" draw:shadow-color="#808080" draw:shadow-offset-x="0.3cm" draw:shadow-offset-y="0.3cm" draw:stroke="solid" fo:padding-bottom="0.125cm" fo:padding-left="0.25cm" fo:padding-right="0.25cm" fo:padding-top="0.125cm" svg:stroke-color="#000000" svg:stroke-width="0cm">
        <text:list-style style:name="standard">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line-height="100%" fo:margin-bottom="0cm" fo:margin-left="0cm" fo:margin-right="0cm" fo:margin-top="0cm" fo:text-indent="0cm"/>
      <style:text-properties fo:font-family="Arial" fo:font-size="18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18pt" style:font-size-complex="18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graphic" style:name="objectwitharrow" style:parent-style-name="standard">
      <style:graphic-properties draw:marker-end-width="0.3cm" draw:marker-start="Arrow" draw:marker-start-center="true" draw:marker-start-width="0.7cm" draw:stroke="solid" svg:stroke-color="#000000" svg:stroke-width="0.15cm"/>
    </style:style>
    <style:style style:family="graphic" style:name="objectwithshadow" style:parent-style-name="standard">
      <style:graphic-properties draw:shadow="visible" draw:shadow-color="#808080" draw:shadow-offset-x="0.3cm" draw:shadow-offset-y="0.3cm"/>
    </style:style>
    <style:style style:family="graphic" style:name="objectwithoutfill" style:parent-style-name="standard">
      <style:graphic-properties draw:fill="none"/>
    </style:style>
    <style:style style:family="graphic" style:name="text" style:parent-style-name="standard">
      <style:graphic-properties draw:fill="none" draw:stroke="none"/>
    </style:style>
    <style:style style:family="graphic" style:name="textbody" style:parent-style-name="standard">
      <style:graphic-properties draw:fill="none" draw:stroke="none"/>
      <style:text-properties fo:font-size="16pt"/>
    </style:style>
    <style:style style:family="graphic" style:name="textbodyjustfied" style:parent-style-name="standard">
      <style:graphic-properties draw:fill="none" draw:stroke="none"/>
      <style:paragraph-properties fo:text-align="justify"/>
    </style:style>
    <style:style style:family="graphic" style:name="textbodyindent" style:parent-style-name="standard">
      <style:graphic-properties draw:fill="none" draw:stroke="none">
        <text:list-style style:name="textbodyindent">
          <text:list-level-style-bullet text:bullet-char="●" text:level="1">
            <style:list-level-properties text:min-label-distance="0.6cm" text:min-label-width="0.6cm" text:space-before="0.6cm"/>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left="0cm" fo:margin-right="0cm" fo:text-indent="0.6cm"/>
    </style:style>
    <style:style style:family="graphic" style:name="title" style:parent-style-name="standard">
      <style:graphic-properties draw:fill="none" draw:stroke="none"/>
      <style:text-properties fo:font-size="44pt"/>
    </style:style>
    <style:style style:family="graphic" style:name="title1" style:parent-style-name="standard">
      <style:graphic-properties draw:fill="solid" draw:fill-color="#008080" draw:shadow="visible" draw:shadow-color="#808080" draw:shadow-offset-x="0.2cm" draw:shadow-offset-y="0.2cm" draw:stroke="none"/>
      <style:paragraph-properties fo:text-align="center"/>
      <style:text-properties fo:font-size="24pt"/>
    </style:style>
    <style:style style:family="graphic" style:name="title2" style:parent-style-name="standard">
      <style:graphic-properties draw:fill-color="#ffcc99" draw:shadow="visible" draw:shadow-color="#808080" draw:shadow-offset-x="0.2cm" draw:shadow-offset-y="0.2cm" svg:stroke-width="0.05cm">
        <text:list-style style:name="title2">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bottom="0.1cm" fo:margin-left="0cm" fo:margin-right="0.2cm" fo:margin-top="0.1cm" fo:text-align="center" fo:text-indent="0cm"/>
      <style:text-properties fo:font-size="36pt"/>
    </style:style>
    <style:style style:family="graphic" style:name="headline" style:parent-style-name="standard">
      <style:graphic-properties draw:fill="none" draw:stroke="none"/>
      <style:paragraph-properties fo:margin-bottom="0.21cm" fo:margin-top="0.42cm"/>
      <style:text-properties fo:font-size="24pt"/>
    </style:style>
    <style:style style:family="graphic" style:name="headline1" style:parent-style-name="standard">
      <style:graphic-properties draw:fill="none" draw:stroke="none"/>
      <style:paragraph-properties fo:margin-bottom="0.21cm" fo:margin-top="0.42cm"/>
      <style:text-properties fo:font-size="18pt" fo:font-weight="bold"/>
    </style:style>
    <style:style style:family="graphic" style:name="headline2" style:parent-style-name="standard">
      <style:graphic-properties draw:fill="none" draw:stroke="none"/>
      <style:paragraph-properties fo:margin-bottom="0.21cm" fo:margin-top="0.42cm"/>
      <style:text-properties fo:font-size="14pt" fo:font-style="italic" fo:font-weight="bold"/>
    </style:style>
    <style:style style:family="graphic" style:name="measure" style:parent-style-name="standard">
      <style:graphic-properties draw:fill="none" draw:marker-end="Arrow" draw:marker-end-width="0.2cm" draw:marker-start="Arrow" draw:marker-start-width="0.2cm" draw:show-unit="true" draw:stroke="solid"/>
      <style:text-properties fo:font-size="12pt"/>
    </style:style>
    <style:style style:family="presentation" style:name="Default-title">
      <style:graphic-properties draw:fill="none" draw:stroke="none" draw:textarea-vertical-align="middle">
        <text:list-style style:name="Default-title">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style>
      </style:graphic-properties>
      <style:paragraph-properties fo:text-align="center"/>
      <style:text-properties fo:font-family="Arial" fo:font-size="44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44pt" style:font-size-complex="44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subtitle">
      <style:graphic-properties draw:fill="none" draw:stroke="none" draw:textarea-vertical-align="middle">
        <text:list-style style:name="Default-subtitle">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style>
      </style:graphic-properties>
      <style:paragraph-properties fo:margin-left="0cm" fo:margin-right="0cm" fo:text-align="center" fo:text-indent="-0.6cm"/>
      <style:text-properties fo:font-family="Arial" fo:font-size="32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32pt" style:font-size-complex="32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background">
      <style:graphic-properties draw:fill="none" draw:stroke="none"/>
      <style:text-properties style:letter-kerning="true"/>
    </style:style>
    <style:style style:family="presentation" style:name="Default-backgroundobjects">
      <style:graphic-properties draw:shadow="hidden" draw:shadow-color="#808080" draw:shadow-offset-x="0.3cm" draw:shadow-offset-y="0.3cm"/>
      <style:text-properties style:letter-kerning="true"/>
    </style:style>
    <style:style style:family="presentation" style:name="Default-notes">
      <style:graphic-properties draw:fill="none" draw:stroke="none">
        <text:list-style style:name="Default-notes">
          <text:list-level-style-bullet text:bullet-char="●" text:level="1">
            <style:list-level-properties text:min-label-width="0.6cm"/>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left="0.6cm" fo:margin-right="0cm" fo:text-indent="-0.6cm"/>
      <style:text-properties fo:font-family="Arial" fo:font-size="20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20pt" style:font-size-complex="20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outline1">
      <style:graphic-properties draw:fill="none" draw:stroke="none">
        <text:list-style style:name="Default-outline1">
          <text:list-level-style-bullet text:bullet-char="●" text:level="1">
            <style:list-level-properties text:min-label-width="0.9cm" text:space-before="0.3cm"/>
            <style:text-properties fo:font-family="StarSymbol" fo:font-size="45%" style:use-window-font-color="true"/>
          </text:list-level-style-bullet>
          <text:list-level-style-bullet text:bullet-char="–" text:level="2">
            <style:list-level-properties text:min-label-width="0.8cm" text:space-before="1.6cm"/>
            <style:text-properties fo:font-family="StarSymbol" fo:font-size="75%" style:use-window-font-color="true"/>
          </text:list-level-style-bullet>
          <text:list-level-style-bullet text:bullet-char="●" text:level="3">
            <style:list-level-properties text:min-label-width="0.6cm" text:space-before="3cm"/>
            <style:text-properties fo:font-family="StarSymbol" fo:font-size="45%" style:use-window-font-color="true"/>
          </text:list-level-style-bullet>
          <text:list-level-style-bullet text:bullet-char="–" text:level="4">
            <style:list-level-properties text:min-label-width="0.6cm" text:space-before="4.2cm"/>
            <style:text-properties fo:font-family="StarSymbol" fo:font-size="75%" style:use-window-font-color="true"/>
          </text:list-level-style-bullet>
          <text:list-level-style-bullet text:bullet-char="●" text:level="5">
            <style:list-level-properties text:min-label-width="0.6cm" text:space-before="5.4cm"/>
            <style:text-properties fo:font-family="StarSymbol" fo:font-size="45%" style:use-window-font-color="true"/>
          </text:list-level-style-bullet>
          <text:list-level-style-bullet text:bullet-char="●" text:level="6">
            <style:list-level-properties text:min-label-width="0.6cm" text:space-before="6.6cm"/>
            <style:text-properties fo:font-family="StarSymbol" fo:font-size="45%" style:use-window-font-color="true"/>
          </text:list-level-style-bullet>
          <text:list-level-style-bullet text:bullet-char="●" text:level="7">
            <style:list-level-properties text:min-label-width="0.6cm" text:space-before="7.8cm"/>
            <style:text-properties fo:font-family="StarSymbol" fo:font-size="45%" style:use-window-font-color="true"/>
          </text:list-level-style-bullet>
          <text:list-level-style-bullet text:bullet-char="●" text:level="8">
            <style:list-level-properties text:min-label-width="0.6cm" text:space-before="9cm"/>
            <style:text-properties fo:font-family="StarSymbol" fo:font-size="45%" style:use-window-font-color="true"/>
          </text:list-level-style-bullet>
          <text:list-level-style-bullet text:bullet-char="●" text:level="9">
            <style:list-level-properties text:min-label-width="0.6cm" text:space-before="10.2cm"/>
            <style:text-properties fo:font-family="StarSymbol" fo:font-size="45%" style:use-window-font-color="true"/>
          </text:list-level-style-bullet>
        </text:list-style>
      </style:graphic-properties>
      <style:paragraph-properties fo:margin-bottom="0.5cm" fo:margin-left="1.2cm" fo:margin-right="0cm" fo:margin-top="0cm" fo:text-indent="-0.9cm"/>
      <style:text-properties fo:font-family="Arial" fo:font-size="32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32pt" style:font-size-complex="32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outline2" style:parent-style-name="Default-outline1">
      <style:paragraph-properties fo:margin-bottom="0.4cm" fo:margin-left="2.4cm" fo:margin-right="0cm" fo:margin-top="0cm" fo:text-indent="-0.8cm"/>
      <style:text-properties fo:font-size="28pt" style:font-size-asian="28pt" style:font-size-complex="28pt"/>
    </style:style>
    <style:style style:family="presentation" style:name="Default-outline3" style:parent-style-name="Default-outline2">
      <style:paragraph-properties fo:margin-bottom="0.3cm" fo:margin-left="3.6cm" fo:margin-right="0cm" fo:margin-top="0cm" fo:text-indent="-0.6cm"/>
      <style:text-properties fo:font-size="24pt" style:font-size-asian="24pt" style:font-size-complex="24pt"/>
    </style:style>
    <style:style style:family="presentation" style:name="Default-outline4" style:parent-style-name="Default-outline3">
      <style:paragraph-properties fo:margin-bottom="0.2cm" fo:margin-left="4.8cm" fo:margin-right="0cm" fo:margin-top="0cm" fo:text-indent="-0.6cm"/>
      <style:text-properties fo:font-size="20pt" style:font-size-asian="20pt" style:font-size-complex="20pt"/>
    </style:style>
    <style:style style:family="presentation" style:name="Default-outline5" style:parent-style-name="Default-outline4">
      <style:paragraph-properties fo:margin-bottom="0.1cm" fo:margin-left="6cm" fo:margin-right="0cm" fo:margin-top="0cm" fo:text-indent="-0.6cm"/>
      <style:text-properties fo:font-size="20pt" style:font-size-asian="20pt" style:font-size-complex="20pt"/>
    </style:style>
    <style:style style:family="presentation" style:name="Default-outline6" style:parent-style-name="Default-outline5">
      <style:paragraph-properties fo:margin-bottom="0.1cm" fo:margin-left="7.2cm" fo:margin-right="0cm" fo:margin-top="0cm" fo:text-indent="-0.6cm"/>
      <style:text-properties fo:font-size="20pt" style:font-size-asian="20pt" style:font-size-complex="20pt"/>
    </style:style>
    <style:style style:family="presentation" style:name="Default-outline7" style:parent-style-name="Default-outline6">
      <style:paragraph-properties fo:margin-bottom="0.1cm" fo:margin-left="8.4cm" fo:margin-right="0cm" fo:margin-top="0cm" fo:text-indent="-0.6cm"/>
      <style:text-properties fo:font-size="20pt" style:font-size-asian="20pt" style:font-size-complex="20pt"/>
    </style:style>
    <style:style style:family="presentation" style:name="Default-outline8" style:parent-style-name="Default-outline7">
      <style:paragraph-properties fo:margin-bottom="0.1cm" fo:margin-left="9.6cm" fo:margin-right="0cm" fo:margin-top="0cm" fo:text-indent="-0.6cm"/>
      <style:text-properties fo:font-size="20pt" style:font-size-asian="20pt" style:font-size-complex="20pt"/>
    </style:style>
    <style:style style:family="presentation" style:name="Default-outline9" style:parent-style-name="Default-outline8">
      <style:paragraph-properties fo:margin-bottom="0.1cm" fo:margin-left="10.8cm" fo:margin-right="0cm" fo:margin-top="0cm" fo:text-indent="-0.6cm"/>
      <style:text-properties fo:font-size="20pt" style:font-size-asian="20pt" style:font-size-complex="20pt"/>
    </style:style>
    <style:presentation-page-layout style:name="AL0T26">
      <presentation:placeholder presentation:object="handout" svg:height="-0.233cm" svg:width="6.104cm" svg:x="2.058cm" svg:y="1.743cm"/>
      <presentation:placeholder presentation:object="handout" svg:height="-0.233cm" svg:width="6.104cm" svg:x="10.962cm" svg:y="1.743cm"/>
      <presentation:placeholder presentation:object="handout" svg:height="-0.233cm" svg:width="6.104cm" svg:x="19.866cm" svg:y="1.743cm"/>
      <presentation:placeholder presentation:object="handout" svg:height="-0.233cm" svg:width="6.104cm" svg:x="2.058cm" svg:y="3.612cm"/>
      <presentation:placeholder presentation:object="handout" svg:height="-0.233cm" svg:width="6.104cm" svg:x="10.962cm" svg:y="3.612cm"/>
      <presentation:placeholder presentation:object="handout" svg:height="-0.233cm" svg:width="6.104cm" svg:x="19.866cm" svg:y="3.612cm"/>
      <presentation:placeholder presentation:object="handout" svg:height="-0.233cm" svg:width="6.104cm" svg:x="2.058cm" svg:y="5.481cm"/>
      <presentation:placeholder presentation:object="handout" svg:height="-0.233cm" svg:width="6.104cm" svg:x="10.962cm" svg:y="5.481cm"/>
      <presentation:placeholder presentation:object="handout" svg:height="-0.233cm" svg:width="6.104cm" svg:x="19.866cm" svg:y="5.481cm"/>
    </style:presentation-page-layout>
    <style:presentation-page-layout style:name="AL1Taacf9b1">
      <presentation:placeholder presentation:object="title" svg:height="2.058cm" svg:width="1.743cm" svg:x="23.91cm" svg:y="3.507cm"/>
    </style:presentation-page-layout>
    <style:presentation-page-layout style:name="acabf6c">
      <presentation:placeholder presentation:object="title" svg:height="2.058cm" svg:width="1.743cm" svg:x="23.91cm" svg:y="1.743cm"/>
      <presentation:placeholder presentation:object="subtitle" svg:height="2.058cm" svg:width="5.838cm" svg:x="23.91cm" svg:y="13.23cm"/>
    </style:presentation-page-layout>
    <style:presentation-page-layout style:name="ae593b4">
      <presentation:placeholder presentation:object="title" svg:height="2.058cm" svg:width="1.743cm" svg:x="23.91cm" svg:y="1.743cm"/>
      <presentation:placeholder presentation:object="subtitle" svg:height="2.058cm" svg:width="5.838cm" svg:x="23.91cm" svg:y="13.23cm"/>
    </style:presentation-page-layout>
    <style:presentation-page-layout style:name="a47511c">
      <presentation:placeholder presentation:object="title" svg:height="2.058cm" svg:width="1.743cm" svg:x="23.91cm" svg:y="1.743cm"/>
      <presentation:placeholder presentation:object="subtitle" svg:height="2.058cm" svg:width="5.838cm" svg:x="23.91cm" svg:y="13.23cm"/>
    </style:presentation-page-layout>
    <style:presentation-page-layout style:name="adbfef6">
      <presentation:placeholder presentation:object="title" svg:height="2.058cm" svg:width="1.743cm" svg:x="23.91cm" svg:y="1.743cm"/>
      <presentation:placeholder presentation:object="subtitle" svg:height="2.058cm" svg:width="5.838cm" svg:x="23.91cm" svg:y="13.23cm"/>
    </style:presentation-page-layout>
    <style:presentation-page-layout style:name="a280995">
      <presentation:placeholder presentation:object="title" svg:height="2.058cm" svg:width="1.743cm" svg:x="23.91cm" svg:y="1.743cm"/>
      <presentation:placeholder presentation:object="subtitle" svg:height="2.058cm" svg:width="5.838cm" svg:x="23.91cm" svg:y="13.23cm"/>
    </style:presentation-page-layout>
    <style:presentation-page-layout style:name="a032d98">
      <presentation:placeholder presentation:object="title" svg:height="2.058cm" svg:width="1.743cm" svg:x="23.91cm" svg:y="1.743cm"/>
      <presentation:placeholder presentation:object="subtitle" svg:height="2.058cm" svg:width="5.838cm" svg:x="23.91cm" svg:y="13.23cm"/>
    </style:presentation-page-layout>
    <style:presentation-page-layout style:name="a91ec5e">
      <presentation:placeholder presentation:object="title" svg:height="2.058cm" svg:width="1.743cm" svg:x="23.91cm" svg:y="1.743cm"/>
      <presentation:placeholder presentation:object="subtitle" svg:height="2.058cm" svg:width="5.838cm" svg:x="23.91cm" svg:y="13.23cm"/>
    </style:presentation-page-layout>
  </office:styles>
  <office:automatic-styles>
    <style:page-layout style:name="PM0">
      <style:page-layout-properties fo:margin-bottom="0cm" fo:margin-left="0cm" fo:margin-right="0cm" fo:margin-top="0cm" fo:page-height="21cm" fo:page-width="29.7cm" style:print-orientation="landscape"/>
    </style:page-layout>
    <style:page-layout style:name="PM1">
      <style:page-layout-properties fo:margin-bottom="0cm" fo:margin-left="0cm" fo:margin-right="0cm" fo:margin-top="0cm" fo:page-height="21cm" fo:page-width="28cm" style:print-orientation="landscape"/>
    </style:page-layout>
    <style:page-layout style:name="PM2">
      <style:page-layout-properties fo:margin-bottom="0cm" fo:margin-left="0cm" fo:margin-right="0cm" fo:margin-top="0cm" fo:page-height="29.7cm" fo:page-width="21cm" style:print-orientation="portrait"/>
    </style:page-layout>
    <style:style style:family="graphic" style:name="gr1" style:parent-style-name="standard">
      <style:graphic-properties draw:auto-grow-height="false" draw:fill="none" draw:fill-color="#ffffff" draw:stroke="none" fo:min-height="1.05cm"/>
    </style:style>
    <style:style style:family="graphic" style:name="gr2" style:parent-style-name="standard">
      <style:graphic-properties draw:auto-grow-height="false" draw:fill="none" draw:fill-color="#ffffff" draw:stroke="none" draw:textarea-vertical-align="bottom" fo:min-height="1.05cm"/>
    </style:style>
    <style:style style:family="presentation" style:name="pr1" style:parent-style-name="Default-backgroundobjects">
      <style:graphic-properties draw:auto-grow-height="false" draw:fill="none" draw:fill-color="#ffffff" draw:stroke="none" fo:min-height="1.449cm"/>
    </style:style>
    <style:style style:family="presentation" style:name="pr2" style:parent-style-name="Default-backgroundobjects">
      <style:graphic-properties draw:auto-grow-height="false" draw:fill="none" draw:fill-color="#ffffff" draw:stroke="none" fo:min-height="1.485cm"/>
    </style:style>
    <style:style style:family="presentation" style:name="pr3" style:parent-style-name="Default-backgroundobjects">
      <style:graphic-properties draw:auto-grow-height="false" draw:fill="none" draw:fill-color="#ffffff" draw:stroke="none" draw:textarea-vertical-align="bottom" fo:min-height="1.485cm"/>
    </style:style>
    <style:style style:family="paragraph" style:name="P1">
      <style:paragraph-properties fo:margin-left="0cm" fo:margin-right="0cm" fo:text-indent="0cm"/>
      <style:text-properties fo:font-size="14pt" style:font-size-asian="14pt" style:font-size-complex="14pt"/>
    </style:style>
    <style:style style:family="paragraph" style:name="P2">
      <style:paragraph-properties fo:margin-left="0cm" fo:margin-right="0cm" fo:text-align="end" fo:text-indent="0cm"/>
      <style:text-properties fo:font-size="14pt" style:font-size-asian="14pt" style:font-size-complex="14pt"/>
    </style:style>
    <style:style style:family="paragraph" style:name="P3">
      <style:paragraph-properties fo:margin-left="0cm" fo:margin-right="0cm" fo:text-align="center" fo:text-indent="0cm"/>
      <style:text-properties fo:font-size="14pt" style:font-size-asian="14pt" style:font-size-complex="14pt"/>
    </style:style>
    <text:list-style style:name="L1">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text:list-style style:name="L2">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office:automatic-styles>
  <office:master-styles>
    <draw:layer-set>
      <draw:layer draw:name="layout"/>
      <draw:layer draw:name="background"/>
      <draw:layer draw:name="backgroundobjects"/>
      <draw:layer draw:name="controls"/>
      <draw:layer draw:name="measurelines"/>
    </draw:layer-set>
    <style:handout-master draw:style-name="dp2" presentation:presentation-page-layout-name="AL0T26" style:page-layout-name="PM0">
      <draw:page-thumbnail draw:layer="backgroundobjects" draw:page-number="1" svg:height="4.454cm" svg:width="5.939cm" svg:x="2.97cm" svg:y="4.02cm"/>
      <draw:page-thumbnail draw:layer="backgroundobjects" svg:height="4.454cm" svg:width="5.939cm" svg:x="11.88cm" svg:y="4.02cm"/>
      <draw:page-thumbnail draw:layer="backgroundobjects" svg:height="4.454cm" svg:width="5.939cm" svg:x="20.79cm" svg:y="4.02cm"/>
      <draw:page-thumbnail draw:layer="backgroundobjects" svg:height="4.454cm" svg:width="5.939cm" svg:x="2.97cm" svg:y="12.525cm"/>
      <draw:page-thumbnail draw:layer="backgroundobjects" svg:height="4.454cm" svg:width="5.939cm" svg:x="11.88cm" svg:y="12.525cm"/>
      <draw:page-thumbnail draw:layer="backgroundobjects" svg:height="4.454cm" svg:width="5.939cm" svg:x="20.79cm" svg:y="12.525cm"/>
      <draw:frame draw:layer="backgroundobjects" draw:style-name="gr1" draw:text-style-name="P1" presentation:class="header" svg:height="1.049cm" svg:width="12.888cm" svg:x="0cm" svg:y="0cm" text:anchor-type="paragraph">
        <draw:text-box>
          <text:p text:style-name="P1"><presentation:header/></text:p>
        </draw:text-box>
      </draw:frame>
      <draw:frame draw:layer="backgroundobjects" draw:style-name="gr1" draw:text-style-name="P2" presentation:class="date-time" svg:height="1.049cm" svg:width="12.888cm" svg:x="16.811cm" svg:y="0cm" text:anchor-type="paragraph">
        <draw:text-box>
          <text:p text:style-name="P2"><presentation:date-time/></text:p>
        </draw:text-box>
      </draw:frame>
      <draw:frame draw:layer="backgroundobjects" draw:style-name="gr2" draw:text-style-name="P1" presentation:class="footer" svg:height="1.049cm" svg:width="12.888cm" svg:x="0cm" svg:y="19.95cm" text:anchor-type="paragraph">
        <draw:text-box>
          <text:p text:style-name="P1"><presentation:footer/></text:p>
        </draw:text-box>
      </draw:frame>
      <draw:frame draw:layer="backgroundobjects" draw:style-name="gr2" draw:text-style-name="P2" presentation:class="page-number" svg:height="1.049cm" svg:width="12.888cm" svg:x="16.811cm" svg:y="19.95cm" text:anchor-type="paragraph">
        <draw:text-box>
          <text:p text:style-name="P2"><text:page-number>&lt;number&gt;</text:page-number></text:p>
        </draw:text-box>
      </draw:frame>
    </style:handout-master>
    <style:master-page draw:style-name="dp1" style:name="Default" style:page-layout-name="PM1">
      <draw:frame draw:layer="backgroundobjects" presentation:class="title" presentation:placeholder="true" presentation:style-name="Default-title" svg:height="3.506cm" svg:width="25.199cm" svg:x="1.4cm" svg:y="0.837cm" text:anchor-type="paragraph">
        <draw:text-box/>
      </draw:frame>
      <draw:frame draw:layer="backgroundobjects" presentation:class="outline" presentation:placeholder="true" presentation:style-name="Default-outline1" svg:height="13.859cm" svg:width="25.199cm" svg:x="1.4cm" svg:y="4.914cm" text:anchor-type="paragraph">
        <draw:text-box/>
      </draw:frame>
      <draw:frame draw:layer="backgroundobjects" draw:text-style-name="P1" presentation:class="date-time" presentation:style-name="pr1" svg:height="1.448cm" svg:width="6.523cm" svg:x="1.4cm" svg:y="19.131cm" text:anchor-type="paragraph">
        <draw:text-box>
          <text:p text:style-name="P1"><presentation:date-time/></text:p>
        </draw:text-box>
      </draw:frame>
      <draw:frame draw:layer="backgroundobjects" draw:text-style-name="P3" presentation:class="footer" presentation:style-name="pr1" svg:height="1.448cm" svg:width="8.875cm" svg:x="9.576cm" svg:y="19.131cm" text:anchor-type="paragraph">
        <draw:text-box>
          <text:p text:style-name="P3"><presentation:footer/></text:p>
        </draw:text-box>
      </draw:frame>
      <draw:frame draw:layer="backgroundobjects" draw:text-style-name="P2" presentation:class="page-number" presentation:style-name="pr1" svg:height="1.448cm" svg:width="6.523cm" svg:x="20.076cm" svg:y="19.131cm" text:anchor-type="paragraph">
        <draw:text-box>
          <text:p text:style-name="P2"><text:page-number>&lt;number&gt;</text:page-number></text:p>
        </draw:text-box>
      </draw:frame>
      <presentation:notes style:page-layout-name="PM2">
        <draw:page-thumbnail draw:layer="backgroundobjects" presentation:class="page" presentation:style-name="Default-title" svg:height="11.136cm" svg:width="14.848cm" svg:x="3.075cm" svg:y="2.257cm"/>
        <draw:frame draw:layer="backgroundobjects" presentation:class="notes" presentation:placeholder="true" presentation:style-name="Default-notes" svg:height="13.364cm" svg:width="16.799cm" svg:x="2.1cm" svg:y="14.107cm" text:anchor-type="paragraph">
          <draw:text-box/>
        </draw:frame>
        <draw:frame draw:layer="backgroundobjects" draw:text-style-name="P1" presentation:class="header" presentation:style-name="pr2" svg:height="1.484cm" svg:width="9.113cm" svg:x="0cm" svg:y="0cm" text:anchor-type="paragraph">
          <draw:text-box>
            <text:p text:style-name="P1"><presentation:header/></text:p>
          </draw:text-box>
        </draw:frame>
        <draw:frame draw:layer="backgroundobjects" draw:text-style-name="P2" presentation:class="date-time" presentation:style-name="pr2" svg:height="1.484cm" svg:width="9.113cm" svg:x="11.886cm" svg:y="0cm" text:anchor-type="paragraph">
          <draw:text-box>
            <text:p text:style-name="P2"><presentation:date-time/></text:p>
          </draw:text-box>
        </draw:frame>
        <draw:frame draw:layer="backgroundobjects" draw:text-style-name="P1" presentation:class="footer" presentation:style-name="pr3" svg:height="1.484cm" svg:width="9.113cm" svg:x="0cm" svg:y="28.215cm" text:anchor-type="paragraph">
          <draw:text-box>
            <text:p text:style-name="P1"><presentation:footer/></text:p>
          </draw:text-box>
        </draw:frame>
        <draw:frame draw:layer="backgroundobjects" draw:text-style-name="P2" presentation:class="page-number" presentation:style-name="pr3" svg:height="1.484cm" svg:width="9.113cm" svg:x="11.886cm" svg:y="28.215cm" text:anchor-type="paragraph">
          <draw:text-box>
            <text:p text:style-name="P2"><text:page-number>&lt;number&gt;</text:page-number></text:p>
          </draw:text-box>
        </draw:frame>
      </presentation:notes>
    </style:master-page>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StarOffice/8$Win32 OpenOffice.org_project/680m18$Build-9161</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25-11-05T14:05:55</dc:date>
    <meta:editing-cycles>2</meta:editing-cycles>
    <meta:editing-duration>PT0.269S</meta:editing-duration>
    <meta:creation-date>2025-11-05T14:05:55</meta:creation-date>
  </office:meta>
</office:document-meta>
</file>